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CC0000035BCD5A2E4F3DD2DDE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72in" style:rel-column-width="32767*"/>
    </style:style>
    <style:style style:name="Table1.B" style:family="table-column">
      <style:table-column-properties style:column-width="3.3479in" style:rel-column-width="32768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text-properties officeooo:paragraph-rsid="001ce966"/>
    </style:style>
    <style:style style:name="P2" style:family="paragraph" style:parent-style-name="Header">
      <style:paragraph-properties fo:margin-left="0in" fo:margin-right="1.1319in" fo:text-align="center" style:justify-single-word="false" fo:text-indent="0in" style:auto-text-indent="false"/>
      <style:text-properties fo:color="#999999" style:font-name="Trebuchet MS" fo:font-size="10pt" fo:font-weight="bold" officeooo:paragraph-rsid="001ce966" style:font-size-asian="10pt" style:font-weight-asian="bold" style:font-name-complex="Trebuchet MS" style:font-size-complex="10pt" style:text-scale="130%"/>
    </style:style>
    <style:style style:name="P3" style:family="paragraph" style:parent-style-name="Header">
      <style:paragraph-properties fo:margin-left="0in" fo:margin-right="1.1319in" fo:text-align="center" style:justify-single-word="false" fo:text-indent="0in" style:auto-text-indent="false"/>
      <style:text-properties fo:color="#999999" style:font-name="Trebuchet MS" fo:font-size="10.5pt" fo:font-weight="bold" officeooo:paragraph-rsid="001ce966" style:font-size-asian="10.5pt" style:font-weight-asian="bold" style:font-name-complex="Trebuchet MS" style:font-size-complex="10.5pt" style:text-scale="130%"/>
    </style:style>
    <style:style style:name="P4" style:family="paragraph" style:parent-style-name="Standard">
      <style:text-properties officeooo:paragraph-rsid="001ce966"/>
    </style:style>
    <style:style style:name="P5" style:family="paragraph" style:parent-style-name="Standard">
      <style:text-properties officeooo:rsid="0019ec76" officeooo:paragraph-rsid="0019ec76"/>
    </style:style>
    <style:style style:name="P6" style:family="paragraph" style:parent-style-name="Standard">
      <style:paragraph-properties fo:text-align="justify" style:justify-single-word="false"/>
      <style:text-properties officeooo:rsid="0019ec76" officeooo:paragraph-rsid="0019ec76"/>
    </style:style>
    <style:style style:name="P7" style:family="paragraph" style:parent-style-name="Standard">
      <style:paragraph-properties fo:text-align="justify" style:justify-single-word="false"/>
      <style:text-properties officeooo:rsid="0019ec76" officeooo:paragraph-rsid="001b3a6f"/>
    </style:style>
    <style:style style:name="P8" style:family="paragraph" style:parent-style-name="Standard">
      <style:paragraph-properties fo:text-align="end" style:justify-single-word="false"/>
      <style:text-properties officeooo:rsid="0019ec76" officeooo:paragraph-rsid="0019ec76"/>
    </style:style>
    <style:style style:name="P9" style:family="paragraph" style:parent-style-name="Standard">
      <style:paragraph-properties fo:text-align="end" style:justify-single-word="false"/>
      <style:text-properties officeooo:rsid="0019ec76" officeooo:paragraph-rsid="001cb1ca"/>
    </style:style>
    <style:style style:name="P10" style:family="paragraph" style:parent-style-name="Standard">
      <style:text-properties officeooo:rsid="0019ec76" officeooo:paragraph-rsid="001cb1ca"/>
    </style:style>
    <style:style style:name="P11" style:family="paragraph" style:parent-style-name="Standard">
      <style:text-properties officeooo:rsid="001b3a6f" officeooo:paragraph-rsid="0019ec76"/>
    </style:style>
    <style:style style:name="P12" style:family="paragraph" style:parent-style-name="Standard">
      <style:paragraph-properties fo:text-align="end" style:justify-single-word="false"/>
      <style:text-properties officeooo:rsid="001b3a6f" officeooo:paragraph-rsid="001cb1ca"/>
    </style:style>
    <style:style style:name="P13" style:family="paragraph" style:parent-style-name="Standard">
      <style:text-properties fo:font-size="10pt" officeooo:rsid="001b3a6f" officeooo:paragraph-rsid="001b3a6f" style:font-size-asian="10pt" style:font-size-complex="10pt"/>
    </style:style>
    <style:style style:name="P14" style:family="paragraph" style:parent-style-name="Standard">
      <style:text-properties officeooo:rsid="001cb1ca" officeooo:paragraph-rsid="001cb1ca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cb1ca" officeooo:paragraph-rsid="001cb1ca" style:font-weight-asian="bold" style:font-weight-complex="bold"/>
    </style:style>
    <style:style style:name="P16" style:family="paragraph" style:parent-style-name="Standard">
      <style:text-properties fo:font-size="10.5pt" officeooo:rsid="001b3a6f" officeooo:paragraph-rsid="001b3a6f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officeooo:rsid="001ce966" officeooo:paragraph-rsid="001ce966"/>
    </style:style>
    <style:style style:name="P18" style:family="paragraph" style:parent-style-name="Standard">
      <style:text-properties fo:font-size="10.5pt" officeooo:rsid="0019ec76" officeooo:paragraph-rsid="001b3a6f" style:font-size-asian="10.5pt" style:font-size-complex="10.5pt"/>
    </style:style>
    <style:style style:name="T1" style:family="text">
      <style:text-properties officeooo:rsid="001b3a6f"/>
    </style:style>
    <style:style style:name="T2" style:family="text">
      <style:text-properties officeooo:rsid="001cb1ca"/>
    </style:style>
    <style:style style:name="T3" style:family="text">
      <style:text-properties officeooo:rsid="001ce966"/>
    </style:style>
    <style:style style:name="T4" style:family="text">
      <style:text-properties officeooo:rsid="002056b8"/>
    </style:style>
    <style:style style:name="T5" style:family="text">
      <style:text-properties officeooo:rsid="00218f5e"/>
    </style:style>
    <style:style style:name="fr1" style:family="graphic" style:parent-style-name="Graphics">
      <style:graphic-properties fo:margin-left="0in" fo:margin-right="0in" style:vertical-pos="top" style:vertical-rel="baseline" style:horizontal-pos="center" style:horizontal-rel="paragraph" fo:padding="0.0008in" fo:border="none" style:mirror="none" fo:clip="rect(0in, 0in, 1.0583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2"/>
      <text:p text:style-name="P12">Poços de Caldas, 05 de Maio de 2016.</text:p>
      <text:p text:style-name="P5"/>
      <text:p text:style-name="P5"/>
      <text:p text:style-name="P5"/>
      <text:p text:style-name="P5"/>
      <text:p text:style-name="P14"><text:span text:style-name="T4">DE</text:span>: <text:tab/>Prof. Dr. Cláudio Faria </text:p>
      <text:p text:style-name="P14"><text:tab/>Coordenador do Curso de Ciência da Computação, Campus Poços de Caldas</text:p>
      <text:p text:style-name="P14"/>
      <text:p text:style-name="P14"><text:tab/>Prof. Dr. Marco Rodrigo </text:p>
      <text:p text:style-name="P14"><text:tab/>Chefe do Departamento de Engenharia de Software e Sistemas de Informação</text:p>
      <text:p text:style-name="P14"/>
      <text:p text:style-name="P14"/>
      <text:p text:style-name="P5"><text:span text:style-name="T2">PARA</text:span>: Prof. Dr. Sérgio de Morais Hanriot </text:p>
      <text:p text:style-name="P14"><text:tab/> Pró-<text:span text:style-name="T5">r</text:span>eitor de Pesquisa e <text:span text:style-name="T5">de </text:span>Pós-<text:span text:style-name="T5">g</text:span>raduação</text:p>
      <text:p text:style-name="P10"/>
      <text:p text:style-name="P5"/>
      <text:p text:style-name="P15"/>
      <text:p text:style-name="P15">Declaração</text:p>
      <text:p text:style-name="P5"/>
      <text:p text:style-name="P5"/>
      <text:p text:style-name="P7"><text:span text:style-name="T1">O Prof. Luiz Alberto Ferreira Gomes, do curso de Ciência da Computação – Campus Poços de Caldas, terá a </text:span>recompo<text:span text:style-name="T1">sição</text:span> <text:span text:style-name="T1">d</text:span>a <text:span text:style-name="T3">sua </text:span>carga <text:span text:style-name="T1">horária assegurada </text:span>no momento em que retornar às atividades normais (após o período de concessão do PPCD ou defesa de<text:span text:style-name="T1"> sua </text:span>tes<text:span text:style-name="T1">e</text:span>).</text:p>
      <text:p text:style-name="P6"/>
      <text:p text:style-name="P6"/>
      <text:p text:style-name="P5"/>
      <text:p text:style-name="P8"><text:tab/><text:tab/><text:tab/><text:tab/><text:tab/><text:tab/><text:tab/></text:p>
      <text:p text:style-name="P17">Atenciosamente, </text:p>
      <text:p text:style-name="P8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/>
            <text:p text:style-name="P18">________________________________________</text:p>
            <text:p text:style-name="P18">Prof. Dr. Cláudio Faria </text:p>
            <text:p text:style-name="P16">Pontifícia Universidade Católica de Minas Gerais</text:p>
            <text:p text:style-name="P16">Coordenador do Curso de Ciência da Computação Campus Poços de Caldas</text:p>
            <text:p text:style-name="P13"/>
          </table:table-cell>
          <table:table-cell table:style-name="Table1.A1" office:value-type="string">
            <text:p text:style-name="P16"/>
            <text:p text:style-name="P16">__________________________________________</text:p>
            <text:p text:style-name="P16">Prof. Dr. Marco Rodrigo Costa</text:p>
            <text:p text:style-name="P16">Pontifícia Universidade Católica de Minas Gerais</text:p>
            <text:p text:style-name="P16">Chefe do Departamento de Engenharia de Software e Sistemas de Informação.</text:p>
          </table:table-cell>
        </table:table-row>
      </table:table>
      <text:p text:style-name="P5"/>
      <text:p text:style-name="P5"/>
      <text:p text:style-name="P11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569in" fo:margin-left="0.0229in" table:align="left" style:writing-mode="lr-tb"/>
    </style:style>
    <style:style style:name="Table4.A" style:family="table-column">
      <style:table-column-properties style:column-width="1.1646in"/>
    </style:style>
    <style:style style:name="Table4.B" style:family="table-column">
      <style:table-column-properties style:column-width="5.492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Header">
      <style:text-properties officeooo:paragraph-rsid="001ce966"/>
    </style:style>
    <style:style style:name="MP2" style:family="paragraph" style:parent-style-name="Header">
      <style:paragraph-properties fo:margin-left="0in" fo:margin-right="1.1319in" fo:text-align="center" style:justify-single-word="false" fo:text-indent="0in" style:auto-text-indent="false"/>
      <style:text-properties fo:color="#999999" style:font-name="Trebuchet MS" fo:font-size="10pt" fo:font-weight="bold" officeooo:paragraph-rsid="001ce966" style:font-size-asian="10pt" style:font-weight-asian="bold" style:font-name-complex="Trebuchet MS" style:font-size-complex="10pt" style:text-scale="130%"/>
    </style:style>
    <style:style style:name="MP3" style:family="paragraph" style:parent-style-name="Header">
      <style:paragraph-properties fo:margin-left="0in" fo:margin-right="1.1319in" fo:text-align="center" style:justify-single-word="false" fo:text-indent="0in" style:auto-text-indent="false"/>
      <style:text-properties fo:color="#999999" style:font-name="Trebuchet MS" fo:font-size="10.5pt" fo:font-weight="bold" officeooo:paragraph-rsid="001ce966" style:font-size-asian="10.5pt" style:font-weight-asian="bold" style:font-name-complex="Trebuchet MS" style:font-size-complex="10.5pt" style:text-scale="130%"/>
    </style:style>
    <style:style style:name="MP4" style:family="paragraph" style:parent-style-name="Standard">
      <style:text-properties officeooo:paragraph-rsid="001ce966"/>
    </style:style>
    <style:style style:name="Mfr1" style:family="graphic" style:parent-style-name="Graphics">
      <style:graphic-properties fo:margin-left="0in" fo:margin-right="0in" style:vertical-pos="top" style:vertical-rel="baseline" style:horizontal-pos="center" style:horizontal-rel="paragraph" fo:padding="0.0008in" fo:border="none" style:mirror="none" fo:clip="rect(0in, 0in, 1.0583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598in" fo:margin-left="0in" fo:margin-right="0in" fo:margin-bottom="0.2in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2"/>
              <text:p text:style-name="MP3"><draw:frame draw:style-name="Mfr1" draw:name="Image1" text:anchor-type="as-char" svg:width="0.9862in" svg:height="0.7102in" draw:z-index="0"><draw:image xlink:href="Pictures/10000000000003CC0000035BCD5A2E4F3DD2DDEE.jpg" xlink:type="simple" xlink:show="embed" xlink:actuate="onLoad" loext:mime-type="image/jpeg"/></draw:frame></text:p>
              <text:p text:style-name="MP3">Pontifícia Universidade Católica de Minas Gerais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Alberto Ferreira Gomes</meta:initial-creator>
    <meta:creation-date>2016-05-05T16:15:40.953275709</meta:creation-date>
    <dc:date>2016-05-05T17:27:12.539537662</dc:date>
    <dc:creator>Luiz Alberto Ferreira Gomes</dc:creator>
    <meta:editing-duration>PT48M29S</meta:editing-duration>
    <meta:editing-cycles>7</meta:editing-cycles>
    <meta:generator>LibreOffice/6.0.3.2$Linux_X86_64 LibreOffice_project/00m0$Build-2</meta:generator>
    <meta:printed-by>Luiz Alberto Ferreira Gomes</meta:printed-by>
    <meta:print-date>2016-05-05T17:21:26.057334853</meta:print-date>
    <meta:document-statistic meta:table-count="2" meta:image-count="1" meta:object-count="0" meta:page-count="1" meta:paragraph-count="21" meta:word-count="149" meta:character-count="1028" meta:non-whitespace-character-count="879"/>
  </office:meta>
</office:document-meta>
</file>